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ramont" svg:font-family="Caramont"/>
    <style:font-face style:name="Cormorant Garamond" svg:font-family="'Cormorant Garamond'"/>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Cormorant Garamond" fo:font-size="28.3999996185303pt" fo:letter-spacing="normal" fo:font-style="normal" fo:font-weight="bold"/>
    </style:style>
    <style:style style:name="P3" style:family="paragraph" style:parent-style-name="Heading_20_1">
      <style:paragraph-properties fo:break-before="page"/>
      <style:text-properties fo:font-variant="normal" fo:text-transform="none" fo:color="#000000" style:font-name="Cormorant Garamond" fo:font-size="94.75pt" fo:letter-spacing="normal" fo:font-style="normal" fo:font-weight="normal"/>
    </style:style>
    <style:style style:name="P4" style:family="paragraph" style:parent-style-name="Text_20_body">
      <style:paragraph-properties fo:orphans="2" fo:widows="2"/>
    </style:style>
    <style:style style:name="P5" style:family="paragraph" style:parent-style-name="Text_20_body">
      <style:paragraph-properties fo:orphans="2" fo:widows="2"/>
      <style:text-properties fo:color="#000000"/>
    </style:style>
    <style:style style:name="P6" style:family="paragraph" style:parent-style-name="Text_20_body">
      <style:paragraph-properties fo:margin-left="1.069cm" fo:margin-right="1.069cm" fo:margin-top="0.803cm" fo:margin-bottom="0.803cm" fo:orphans="2" fo:widows="2" fo:text-indent="0cm" style:auto-text-indent="false" fo:padding="0cm" fo:border="none"/>
      <style:text-properties fo:font-variant="normal" fo:text-transform="none" fo:color="#000000" style:font-name="Cormorant Garamond" fo:font-size="19.8999996185303pt" fo:letter-spacing="normal" fo:font-style="normal" fo:font-weight="normal"/>
    </style:style>
    <style:style style:name="P7" style:family="paragraph" style:parent-style-name="Text_20_body">
      <style:paragraph-properties fo:margin-left="1.069cm" fo:margin-right="1.57cm" fo:margin-top="0.803cm" fo:margin-bottom="0.803cm" fo:orphans="2" fo:widows="2" fo:text-indent="0cm" style:auto-text-indent="false" fo:padding="0cm" fo:border="none"/>
      <style:text-properties fo:font-variant="normal" fo:text-transform="none" fo:color="#000000" style:font-name="Cormorant Garamond" fo:font-size="19.8999996185303pt" fo:letter-spacing="normal" fo:font-style="normal" fo:font-weight="normal"/>
    </style:style>
    <style:style style:name="P8" style:family="paragraph" style:parent-style-name="Heading_20_2">
      <style:paragraph-properties fo:margin-left="0cm" fo:margin-right="0cm" fo:orphans="2" fo:widows="2" fo:text-indent="0cm" style:auto-text-indent="false" fo:background-color="#ebd036">
        <style:background-image/>
      </style:paragraph-properties>
      <style:text-properties fo:font-variant="normal" fo:text-transform="none" fo:color="#000000" style:font-name="Cormorant Garamond" fo:font-size="19.8999996185303pt" fo:letter-spacing="normal" fo:font-style="normal" fo:font-weight="normal"/>
    </style:style>
    <style:style style:name="P9" style:family="paragraph" style:parent-style-name="Heading_20_2">
      <style:paragraph-properties fo:orphans="2" fo:widows="2" fo:background-color="#ebd036">
        <style:background-image/>
      </style:paragraph-properties>
      <style:text-properties fo:font-variant="normal" fo:text-transform="none" fo:color="#000000" style:font-name="Cormorant Garamond" fo:font-size="19.8999996185303pt" fo:letter-spacing="normal" fo:font-style="normal" fo:font-weight="normal"/>
    </style:style>
    <style:style style:name="P10" style:family="paragraph" style:parent-style-name="Standard">
      <style:text-properties fo:color="#000000"/>
    </style:style>
    <style:style style:name="P11" style:family="paragraph" style:parent-style-name="Standard">
      <style:paragraph-properties fo:margin-left="1.069cm" fo:margin-right="1.57cm" fo:margin-top="0.803cm" fo:margin-bottom="0.803cm" fo:orphans="2" fo:widows="2" fo:text-indent="0cm" style:auto-text-indent="false" fo:padding="0cm" fo:border="none"/>
      <style:text-properties fo:font-variant="normal" fo:text-transform="none" fo:color="#000000" style:font-name="Cormorant Garamond" fo:font-size="19.8999996185303pt" fo:letter-spacing="normal" fo:font-style="normal" fo:font-weight="normal"/>
    </style:style>
    <style:style style:name="P12" style:family="paragraph" style:parent-style-name="Text_20_body">
      <style:text-properties fo:font-variant="normal" fo:text-transform="none" fo:color="#000000" style:font-name="Cormorant Garamond" fo:font-size="19.8999996185303pt" fo:letter-spacing="normal" fo:font-style="normal" fo:font-weight="normal"/>
    </style:style>
    <style:style style:name="P13" style:family="paragraph" style:parent-style-name="Text_20_body">
      <style:paragraph-properties fo:orphans="2" fo:widows="2"/>
      <style:text-properties fo:font-variant="normal" fo:text-transform="none" fo:color="#000000" style:font-name="Cormorant Garamond" fo:font-size="19.8999996185303pt" fo:letter-spacing="normal" fo:font-style="normal" fo:font-weight="normal"/>
    </style:style>
    <style:style style:name="P14" style:family="paragraph" style:parent-style-name="Text_20_body">
      <style:paragraph-properties fo:margin-left="1.069cm" fo:margin-right="1.069cm" fo:margin-top="0.803cm" fo:margin-bottom="0.803cm" fo:orphans="2" fo:widows="2" fo:text-indent="0cm" style:auto-text-indent="false" fo:padding="0cm" fo:border="none"/>
      <style:text-properties fo:font-variant="normal" fo:text-transform="none" fo:color="#000000" style:font-name="Cormorant Garamond" fo:font-size="19.8999996185303pt" fo:letter-spacing="normal" fo:font-style="normal" fo:font-weight="normal"/>
    </style:style>
    <style:style style:name="P15" style:family="paragraph" style:parent-style-name="Text_20_body">
      <style:paragraph-properties fo:margin-left="1.069cm" fo:margin-right="1.069cm" fo:margin-top="0.803cm" fo:margin-bottom="0.803cm" fo:orphans="2" fo:widows="2" fo:text-indent="0cm" style:auto-text-indent="false" fo:padding="0cm" fo:border="none"/>
      <style:text-properties fo:font-variant="normal" fo:text-transform="none" fo:color="#000000" style:font-name="Caramont" fo:font-size="14pt" fo:letter-spacing="normal" fo:font-style="normal" fo:font-weight="normal" style:font-size-asian="14pt" style:font-size-complex="14pt"/>
    </style:style>
    <style:style style:name="P16" style:family="paragraph" style:parent-style-name="Text_20_body">
      <style:paragraph-properties fo:margin-left="1.069cm" fo:margin-right="1.069cm" fo:margin-top="0.803cm" fo:margin-bottom="0.803cm" fo:orphans="2" fo:widows="2" fo:text-indent="0cm" style:auto-text-indent="false" fo:padding="0cm" fo:border="none"/>
      <style:text-properties fo:font-variant="normal" fo:text-transform="none" fo:color="#000000" style:text-line-through-style="solid" style:font-name="Cormorant Garamond" fo:font-size="19.8999996185303pt" fo:letter-spacing="normal" fo:font-style="normal" fo:font-weight="normal" style:font-size-asian="14pt" style:font-size-complex="14pt"/>
    </style:style>
    <style:style style:name="P17" style:family="paragraph" style:parent-style-name="Text_20_body">
      <style:paragraph-properties fo:margin-left="1.069cm" fo:margin-right="1.069cm" fo:margin-top="0.803cm" fo:margin-bottom="0.803cm" fo:orphans="2" fo:widows="2" fo:text-indent="0cm" style:auto-text-indent="false" fo:break-before="page" fo:padding="0cm" fo:border="none"/>
      <style:text-properties fo:font-variant="normal" fo:text-transform="none" fo:color="#000000" style:font-name="Cormorant Garamond" fo:font-size="19.8999996185303pt" fo:letter-spacing="normal" fo:font-style="normal" fo:font-weight="normal"/>
    </style:style>
    <style:style style:name="P18" style:family="paragraph" style:parent-style-name="Text_20_body">
      <style:paragraph-properties fo:margin-left="1.069cm" fo:margin-right="1.069cm" fo:margin-top="0.803cm" fo:margin-bottom="0.803cm" fo:orphans="2" fo:widows="2" fo:text-indent="0cm" style:auto-text-indent="false" fo:break-before="page" fo:padding="0cm" fo:border="none"/>
      <style:text-properties fo:font-variant="normal" fo:text-transform="none" fo:color="#000000" style:font-name="Caramont" fo:font-size="14pt" fo:letter-spacing="normal" fo:font-style="normal" fo:font-weight="normal" style:font-size-asian="14pt" style:font-size-complex="14pt"/>
    </style:style>
    <style:style style:name="P19" style:family="paragraph" style:parent-style-name="Text_20_body">
      <style:paragraph-properties fo:margin-left="1.069cm" fo:margin-right="1.57cm" fo:margin-top="0.803cm" fo:margin-bottom="0.803cm" fo:orphans="2" fo:widows="2" fo:text-indent="0cm" style:auto-text-indent="false" fo:padding="0cm" fo:border="none"/>
      <style:text-properties fo:font-variant="normal" fo:text-transform="none" fo:color="#000000" style:font-name="Cormorant Garamond" fo:font-size="19.8999996185303pt" fo:letter-spacing="normal" fo:font-style="normal" fo:font-weight="normal"/>
    </style:style>
    <style:style style:name="P20" style:family="paragraph" style:parent-style-name="Text_20_body">
      <style:paragraph-properties fo:padding="0.049cm" fo:border="0.002cm solid #d9d9e3"/>
    </style:style>
    <style:style style:name="P21" style:family="paragraph" style:parent-style-name="Text_20_body">
      <style:paragraph-properties fo:padding="0.049cm" fo:border="0.002cm solid #d9d9e3"/>
      <style:text-properties style:font-name="Caramont" fo:font-size="14pt" style:font-size-asian="14pt" style:font-size-complex="14pt"/>
    </style:style>
    <style:style style:name="P22" style:family="paragraph" style:parent-style-name="Text_20_body">
      <style:paragraph-properties fo:orphans="2" fo:widows="2" fo:padding="0.049cm" fo:border="0.002cm solid #d9d9e3"/>
      <style:text-properties fo:font-variant="normal" fo:text-transform="none" fo:color="#000000" style:font-name="Cormorant Garamond" fo:font-size="19.8999996185303pt" fo:letter-spacing="normal" fo:font-style="normal" fo:font-weight="normal" style:font-size-asian="14pt" style:font-size-complex="14pt"/>
    </style:style>
    <style:style style:name="P23" style:family="paragraph" style:parent-style-name="Text_20_body">
      <style:paragraph-properties fo:padding="0.049cm" fo:border="0.002cm solid #d9d9e3"/>
      <style:text-properties fo:font-variant="normal" fo:text-transform="none" fo:color="#000000" style:text-line-through-style="solid" style:font-name="S hne" fo:font-size="15pt" fo:letter-spacing="normal" fo:font-style="normal" fo:font-weight="normal" style:font-size-asian="15pt" style:font-size-complex="15pt"/>
    </style:style>
    <style:style style:name="P24" style:family="paragraph" style:parent-style-name="Text_20_body">
      <style:paragraph-properties fo:orphans="2" fo:widows="2" fo:padding="0.049cm" fo:border="0.002cm solid #d9d9e3"/>
      <style:text-properties fo:font-variant="normal" fo:text-transform="none" fo:color="#000000" style:text-line-through-style="solid" style:font-name="Cormorant Garamond" fo:font-size="19.8999996185303pt" fo:letter-spacing="normal" fo:font-style="normal" fo:font-weight="normal" style:font-size-asian="14pt" style:font-size-complex="14pt"/>
    </style:style>
    <style:style style:name="P25" style:family="paragraph" style:parent-style-name="Text_20_body">
      <style:paragraph-properties fo:padding="0.049cm" fo:border="0.002cm solid #d9d9e3"/>
      <style:text-properties style:text-line-through-style="solid" style:font-name="Caramont" fo:font-size="14pt" style:font-size-asian="14pt" style:font-size-complex="14pt"/>
    </style:style>
    <style:style style:name="T1" style:family="text">
      <style:text-properties fo:font-variant="normal" fo:text-transform="none" fo:color="#000000" style:font-name="Cormorant Garamond" fo:font-size="28.3999996185303pt" fo:letter-spacing="normal" fo:font-style="normal" fo:font-weight="normal"/>
    </style:style>
    <style:style style:name="T2" style:family="text">
      <style:text-properties fo:font-variant="normal" fo:text-transform="none" fo:color="#000000" style:font-name="Cormorant Garamond" fo:font-size="19.8999996185303pt" fo:letter-spacing="normal" fo:font-style="normal" fo:font-weight="normal"/>
    </style:style>
    <style:style style:name="T3" style:family="text">
      <style:text-properties fo:font-variant="normal" fo:text-transform="none" fo:color="#000000" style:text-line-through-style="none" fo:letter-spacing="normal" fo:font-style="normal" fo:font-weight="normal"/>
    </style:style>
    <style:style style:name="T4" style:family="text">
      <style:text-properties fo:font-variant="normal" fo:text-transform="none" fo:color="#000000" style:text-line-through-style="none" fo:font-size="18pt" fo:letter-spacing="normal" fo:font-style="normal" fo:font-weight="normal" style:font-size-asian="18pt" style:font-size-complex="18pt"/>
    </style:style>
    <style:style style:name="T5" style:family="text">
      <style:text-properties fo:font-size="20.8500003814697pt" fo:background-color="#ebd036"/>
    </style:style>
    <style:style style:name="T6" style:family="text">
      <style:text-properties style:text-line-through-style="solid"/>
    </style:style>
    <style:style style:name="T7" style:family="text">
      <style:text-properties fo:color="#000000" fo:font-size="15pt" style:font-size-asian="15pt" style:font-size-complex="15pt"/>
    </style:style>
    <style:style style:name="T8" style:family="text">
      <style:text-properties fo:color="#000000" style:text-line-through-style="none" fo:font-size="15pt" style:font-size-asian="15pt" style:font-size-complex="15pt"/>
    </style:style>
    <style:style style:name="fr1" style:family="graphic" style:parent-style-name="Graphics">
      <style:graphic-properties fo:margin-left="0cm" fo:margin-right="0.669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ud voice of the underground</text:p>
      <text:section text:style-name="Sect1" text:name="services">
        <text:h text:style-name="P8" text:outline-level="2">RECORDING</text:h>
        <text:p text:style-name="P13">In our recording studios the whole band can be recorded live at the same time or every instrument can be tracked separately one at a time. Whatever is the most convenient way for your project, it can be done!</text:p>
        <text:h text:style-name="P9" text:outline-level="2">MIXING</text:h>
        <text:p text:style-name="P13">In Mixing we always aim at making the artist and the band to be the best possible version of themselves! We understand different types of sound preferences and work hard to achieve them.</text:p>
        <text:h text:style-name="P9" text:outline-level="2">PRODUCING</text:h>
        <text:p text:style-name="P13">We produce stuff and are very good at it</text:p>
        <text:h text:style-name="P9" text:outline-level="2">MASTERING</text:h>
        <text:p text:style-name="P13">We know how to master so come on!</text:p>
        <text:h text:style-name="P9" text:outline-level="2">RENTAL SPACE</text:h>
        <text:p text:style-name="P13">Saarni Studio can be rented for various activities such as live shows, music video, photoshoots, etc...</text:p>
        <text:h text:style-name="P9" text:outline-level="2"><text:soft-page-break/>TEACHING &amp; CONSULTATION</text:h>
        <text:p text:style-name="P13">Saarni Music founder has dedicated his life for music, has learned many lessons through it, and is willing to share!</text:p>
      </text:section>
      <text:p text:style-name="P1"/>
      <text:h text:style-name="P3" text:outline-level="1">Saarni Music</text:h>
      <text:section text:style-name="Sect1" text:name="home">
        <text:p text:style-name="P4"><text:span text:style-name="Emphasis"><text:span text:style-name="T1">Amazing music production since 2016</text:span></text:span></text:p>
        <text:p text:style-name="P5"/>
      </text:section>
      <text:section text:style-name="Sect1" text:name="testimonials">
        <text:p text:style-name="P7"><draw:frame draw:style-name="fr1" draw:name="grafiikka1" text:anchor-type="paragraph" svg:width="8.02cm" svg:height="5.368cm" draw:z-index="0"><draw:image xlink:href="http://127.0.0.1:5500/images/1.jpeg" xlink:type="simple" xlink:show="embed" xlink:actuate="onLoad"/><svg:title>Avatar</svg:title></draw:frame><text:span text:style-name="T5">Recording</text:span><text:line-break/>Recording is the process of capturing audio material in physical and digital form and saving them as tracks into the recording software</text:p>
        <text:p text:style-name="P6">"Recording is a wild process consisting of multiple variables that affect the final outcome. Saarni Studio is well equipped to capture the most pristine sound quality possible"</text:p>
        <text:p text:style-name="P7"><draw:frame draw:style-name="fr1" draw:name="grafiikka2" text:anchor-type="paragraph" svg:width="8.02cm" svg:height="8.8cm" draw:z-index="1"><draw:image xlink:href="http://127.0.0.1:5500/images/2.jpg" xlink:type="simple" xlink:show="embed" xlink:actuate="onLoad"/><svg:title>Avatar</svg:title></draw:frame><text:soft-page-break/><text:span text:style-name="T5">Producing</text:span><text:line-break/>Producing is making the song shine</text:p>
        <text:p text:style-name="P6">"Producing is where the "</text:p>
        <text:p text:style-name="P7"><draw:frame draw:style-name="fr1" draw:name="grafiikka3" text:anchor-type="paragraph" svg:width="8.02cm" svg:height="8.8cm" draw:z-index="2"><draw:image xlink:href="http://127.0.0.1:5500/images/2.jpg" xlink:type="simple" xlink:show="embed" xlink:actuate="onLoad"/><svg:title>Avatar</svg:title></draw:frame><text:span text:style-name="T5">Mixing</text:span><text:line-break/>Mixing is taking recorded elements and fitting them into audio space</text:p>
        <text:p text:style-name="P6">"Mixing is the part that makes or breaks the recording. Great performances and amazing songs can be downplayed and practically <text:soft-page-break/>ruined with a bad mix. To achieve a great mix that takes the songs to the next level is a feat that requires lot of skills and knowledge, something that we in Saarni Music have elevated over the course of years of production and hundreds of mixed songs."</text:p>
      </text:section>
      <text:p text:style-name="P1"/>
      <text:p text:style-name="P7"><draw:frame draw:style-name="fr1" draw:name="grafiikka4" text:anchor-type="paragraph" svg:width="8.02cm" svg:height="8.8cm" draw:z-index="3"><draw:image xlink:href="http://127.0.0.1:5500/images/2.jpg" xlink:type="simple" xlink:show="embed" xlink:actuate="onLoad"/></draw:frame><text:span text:style-name="T5">Mastering</text:span><text:line-break/>Mastering is where the mix is made loud</text:p>
      <text:p text:style-name="P12">"Mastering is great cause you get to do stuff and charge tons of money"</text:p>
      <text:p text:style-name="P12"/>
      <text:p text:style-name="P12"/>
      <text:p text:style-name="P7"><draw:frame draw:style-name="fr1" draw:name="grafiikka5" text:anchor-type="paragraph" svg:width="8.02cm" svg:height="8.8cm" draw:z-index="4"><draw:image xlink:href="http://127.0.0.1:5500/images/2.jpg" xlink:type="simple" xlink:show="embed" xlink:actuate="onLoad"/><svg:title>Avatar</svg:title></draw:frame><text:span text:style-name="T5">Rental space</text:span><text:line-break/>Our studio can be rented out for various of activities</text:p>
      <text:p text:style-name="P6"><text:soft-page-break/>"We have such a great place here!"</text:p>
      <text:p text:style-name="P6"/>
      <text:p text:style-name="P7"><draw:frame draw:style-name="fr1" draw:name="grafiikka6" text:anchor-type="paragraph" svg:width="8.02cm" svg:height="8.8cm" draw:z-index="5"><draw:image xlink:href="http://127.0.0.1:5500/images/2.jpg" xlink:type="simple" xlink:show="embed" xlink:actuate="onLoad"/><svg:title>Avatar</svg:title></draw:frame><text:span text:style-name="T5">Teaching &amp; consultation</text:span><text:line-break/>Teaching is great! I learn and you learn!</text:p>
      <text:p text:style-name="P6">"Teaching is the part that is useful for you"</text:p>
      <text:p text:style-name="P18"/>
      <text:p text:style-name="P15"/>
      <text:p text:style-name="P15">Welcome to Saarni Studio, where we believe that music is more than just sound waves. It's an expression of the soul, a language that speaks to the heart, and an art form that can move people to tears or make them dance with joy. Our recording studio has been producing amazing music since 2016, and we have been dedicated to helping artists achieve their creative vision ever since.</text:p>
      <text:p text:style-name="P21">Recording At Saarni Studio, we understand that recording is not just about pressing a button. It's about capturing the essence of the music, the emotion, and the vibe of the moment. Whether you want to record your whole band live or track each instrument separately, our state-of-the-art equipment and experienced engineers can make it happen. We will work with you every step of the way to ensure that your recording is nothing short of spectacular.</text:p>
      <text:p text:style-name="P21">Producing Producing is about taking a song and making it shine. It's about adding the right elements at the right time, bringing out the best in the artist and the music. Our team of producers has a keen ear for detail and a passion for creating great music. We will work with you to refine your sound, experiment with different techniques, and ultimately bring your vision to life.</text:p>
      <text:p text:style-name="P21">Mixing Mixing is where the magic happens. It's about taking all the recorded elements and fitting them together into a cohesive whole. At Saarni Studio, we understand that mixing can make or break a recording, which is why we take it seriously. Our engineers are experts at achieving the perfect balance, EQ, and compression to create a mix that not only sounds great but feels great.</text:p>
      <text:p text:style-name="P21">Mastering Mastering is the final step in the music production process. It's where the mix is made loud and polished to perfection. Our mastering engineers have years of experience and a wealth of knowledge when it comes to achieving the perfect master. We will work with you to ensure that your music sounds amazing on every platform, from streaming services to <text:soft-page-break/>vinyl records.</text:p>
      <text:p text:style-name="P21">Rental Space Saarni Studio is not just a recording studio, it's a creative space. Our studio can be rented out for various activities, from live shows to music videos, photoshoots, and more. Our space is designed to inspire creativity and provide artists with everything they need to bring their ideas to life.</text:p>
      <text:p text:style-name="P21">Teaching &amp; Consultation At Saarni Studio, we believe that music is a journey, and we are dedicated to helping artists at every step. Our founder has dedicated his life to music and has learned many lessons along the way. He is passionate about sharing his knowledge and helping others achieve their dreams. Whether you need help with songwriting, recording, or just want to chat about music, we are here to help.</text:p>
      <text:p text:style-name="P21">Thank you for considering Saarni Studio for your music production needs. We are passionate about music, and we would be honored to help you create something truly special. Contact us today to schedule a consultation and let's make some magic together!</text:p>
      <text:p text:style-name="P6"/>
      <text:p text:style-name="P18">Welcome to Saarni Music, where we serve music as an expression of the soul, a language that speaks to the heart, and an art form that can move people to tears or make them dance with joy. Our creative space has produced amazing music and art since 2016, and we have been dedicated to helping artists achieve their creative vision ever since.</text:p>
      <text:p text:style-name="P21"/>
      <text:p text:style-name="P21"/>
      <text:p text:style-name="P11">Recording is the process of capturing audio material in physical and digital form and saving them as tracks into the recording software.</text:p>
      <text:p text:style-name="P21"><text:span text:style-name="T2">"Recording is a wild process consisting of multiple variables that affect the final outcome. These include, but not limited to: Time available, Gear that is used, <text:s/>Genre connotations that apply, Energy levels of everyone involved, What kind of end result we are going for, etc... Instead of it being </text:span><text:span text:style-name="T4">just about pressing a button, it's about capturing the essence of the music, the emotion, and the vibe of the moment.</text:span><text:span text:style-name="T3"> </text:span><text:span text:style-name="T2">Our engineer Markus has the understanding to deal with everything that is going on, armed with Saarni Studio, a well equipped facility for the most pristine sound quality possible. </text:span><text:span text:style-name="T3">We will work with you every step of the way to ensure that your recording is nothing short of spectacular</text:span><text:span text:style-name="T2">"</text:span></text:p>
      <text:p text:style-name="P21"><text:soft-page-break/><text:span text:style-name="T2"/></text:p>
      <text:p text:style-name="P25">Recording At Saarni Studio, we understand that recording is not just about pressing a button. It's about capturing the essence of the music, the emotion, and the vibe of the moment. Whether you want to record your whole band live or track each instrument separately, our state-of-the-art equipment and experienced engineers can make it happen. We will work with you every step of the way to ensure that your recording is nothing short of spectacular.</text:p>
      <text:p text:style-name="P25"/>
      <text:p text:style-name="P21">Producing is about making the song shine. Adding the right elements at the right time, bringing out the best in the artist(s) and the music. </text:p>
      <text:p text:style-name="P21"/>
      <text:p text:style-name="P21">The process of music production involves every detail that goes into making a record, outside of the technical aspects of recording and mixing, working towards the end result. Producing can begin before recording or even before songwriting, going all the way to the mastering phase. It can involve, but not limited to: Writing music or lyrics, arrangement, personal guidance, sound design, etc...</text:p>
      <text:p text:style-name="P21"/>
      <text:p text:style-name="P21"><text:span text:style-name="T6">Our team of producers has a keen ear for detail and a passion for creating great music. We will work with you to refine your sound, experiment with different techniques, and ultimately bring your vision to life.</text:span></text:p>
      <text:p text:style-name="P25">Producing Producing is about taking a song and making it shine. It's about adding the right elements at the right time, bringing out the best in the artist and the music. Our team of producers has a keen ear for detail and a passion for creating great music. We will work with you to refine your sound, experiment with different techniques, and ultimately bring your vision to life.</text:p>
      <text:p text:style-name="P25"/>
      <text:p text:style-name="P21">Mixing is where everything comes together. All the recorded elements become a part of one cohesive whole entity of sound.</text:p>
      <text:p text:style-name="P21"/>
      <text:p text:style-name="P21">Mixing is the part that makes or breaks the record. I<text:span text:style-name="T8">n order to become classics, g</text:span>reat performances and amazing songs require a mix that not only sound <text:span text:style-name="T8">great but feel great as well. Saarni Studio mix engineer Markus has done hundreds of mixes since 2004 and aim to evolve every time a </text:span><text:soft-page-break/><text:span text:style-name="T8">little bit. We are very aware of the popular trend of independent artists recording with a very low budgets and we are perfectly capable of dealing with those recordings and mix them into a presentable form.</text:span></text:p>
      <text:p text:style-name="P22"/>
      <text:p text:style-name="P24"/>
      <text:p text:style-name="P24">In Mixing we always aim at making the artist and the band to be the best possible version of themselves! We understand different types of sound preferences and work hard to achieve them.</text:p>
      <text:p text:style-name="P16">"Mixing is the part that makes or breaks the recording. Great performances and amazing songs can be downplayed and practically ruined with a bad mix. To achieve a great mix that takes the songs to the next level is a feat that requires lot of skills and knowledge, something that we in Saarni Music have elevated over the course of years of production and hundreds of mixed songs."</text:p>
      <text:p text:style-name="P25">At Saarni Studio, we understand that mixing can make or break a recording, which is why we take it seriously. Our engineers are experts at achieving the perfect balance, EQ, and compression to create a mix that not only sounds <text:span text:style-name="T7">great but feels great.</text:span></text:p>
      <text:p text:style-name="P23">Mixing is the process of taking all the recorded elements and fitting them into an audio space that sounds balanced and cohesive. It's where the magic happens. Our experienced mixing engineers have the skills and knowledge to take your music to the next level. We understand the importance of a great mix and how it can make or break a recording. We've mixed hundreds of songs and know what it <text:soft-page-break/>takes to achieve a professional sound that will make your music stand out.</text:p>
      <text:p text:style-name="P25">Mixing is where the magic happens. It's about taking all the recorded elements and fitting them together into a cohesive whole. </text:p>
      <text:p text:style-name="P25"/>
      <text:p text:style-name="P25">At Saarni Studio, we understand that mixing can make or break a recording, which is why we take it seriously. Our engineers are experts at achieving the perfect balance, EQ, and compression to create a mix that not only sounds great but feels great.</text:p>
      <text:p text:style-name="P25"/>
      <text:p text:style-name="P21">Mastering Mastering is the final step in the music production process. It's where the mix is made loud and polished to perfection. Our mastering engineers have years of experience and a wealth of knowledge when it comes to achieving the perfect master. We will work with you to ensure that your music sounds amazing on every platform, from streaming services to vinyl records.</text:p>
      <text:p text:style-name="P21"/>
      <text:p text:style-name="P21">Rental Space Saarni Studio is not just a recording studio, it's a creative space. Our studio can be rented out for various activities, from live shows to music videos, photoshoots, and more. Our space is designed to inspire creativity and provide artists with everything they need to bring their ideas to life.</text:p>
      <text:p text:style-name="P21">Teaching &amp; Consultation At Saarni Music, we believe that music is a journey, and we are dedicated to helping artists at every step. Our founder has dedicated his life to music and has learned many lessons along the way. He is passionate about sharing his knowledge and helping others achieve their dreams. Whether you need help with songwriting, recording, or just want to chat about music, we are here to help.</text:p>
      <text:p text:style-name="P21">Thank you for considering Saarni Studio for your music production needs. We are passionate about music, and we would be honored to help you create something truly special. Contact us today to schedule a consultation and let's make some magic together!</text:p>
      <text:p text:style-name="P6"/>
      <text:p text:style-name="P17">Bringing Your Musical Dreams to Life</text:p>
      <text:p text:style-name="P20">Saarni Music was founded by Markus Heinonen, a musician since 1999 and a passionate recording engineer since 2004. Markus has always been dedicated to the art of music production and the joy it brings to people's lives. His mission was to create a studio that could harness the latest technological advancements in the industry to make the production process more efficient, while still maintaining a human touch and a commitment to quality.</text:p>
      <text:p text:style-name="P20">At the beginning of 2016 Markus had aquired the education, insight, location and the community to start the journey as an entrepreneur. He had worked with numerous recording studios, live clubs, record labels and realised that the resources available to aspiring musicians are mostly business oriented, where as the optimal studio and creative space for everyone would be more focused on creative endeavours.</text:p>
      <text:p text:style-name="P20">With this vision in mind, Saarni Music was born in 2016. Since then, the studio has expanded to offer a wide range of services, including recording, producing, mixing, mastering, and even rental space for live shows, music videos, and photoshoots. Our team is dedicated to bringing out the best in every artist and helping them achieve their musical dreams.</text:p>
      <text:p text:style-name="P20">We understand that recording and producing music can be a complex and daunting process. That's why we offer expert consultation and teaching services to help guide you through every step of the way. Whether you're a seasoned musician or a complete beginner, we're here to help you realize your musical potential.</text:p>
      <text:p text:style-name="P20">In short, Saarni Music is more than just a recording studio. We're a community of passionate music lovers who are dedicated to bringing amazing art to life. Come and join us on this musical journey!</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ramont" svg:font-family="Caramont"/>
    <style:font-face style:name="Cormorant Garamond" svg:font-family="'Cormorant Garamond'"/>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arni Music</meta:initial-creator>
    <meta:creation-date>2023-05-11T17:15:09</meta:creation-date>
    <dc:date>2023-05-11T21:37:31</dc:date>
    <dc:creator>Saarni Music</dc:creator>
    <meta:editing-duration>PT4H19M21S</meta:editing-duration>
    <meta:editing-cycles>12</meta:editing-cycles>
    <meta:generator>OpenOffice/4.1.6$Unix OpenOffice.org_project/416m1$Build-9790</meta:generator>
    <meta:document-statistic meta:table-count="0" meta:image-count="6" meta:object-count="0" meta:page-count="13" meta:paragraph-count="61" meta:word-count="2242" meta:character-count="13090"/>
  </office:meta>
</office:document-meta>
</file>